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175" officeooo:paragraph-rsid="00062175"/>
    </style:style>
    <style:style style:name="P2" style:family="paragraph" style:parent-style-name="Standard">
      <style:paragraph-properties fo:text-align="start" style:justify-single-word="false"/>
      <style:text-properties fo:font-size="10pt" officeooo:rsid="00148695" officeooo:paragraph-rsid="0014869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officeooo:rsid="00166804" officeooo:paragraph-rsid="00166804"/>
    </style:style>
    <style:style style:name="P4" style:family="paragraph" style:parent-style-name="Standard">
      <style:paragraph-properties fo:text-align="start" style:justify-single-word="false"/>
      <style:text-properties officeooo:rsid="001bd864" officeooo:paragraph-rsid="001bd864"/>
    </style:style>
    <style:style style:name="P5" style:family="paragraph" style:parent-style-name="Standard">
      <style:paragraph-properties fo:text-align="start" style:justify-single-word="false"/>
      <style:text-properties officeooo:rsid="0024380e" officeooo:paragraph-rsid="00166804"/>
    </style:style>
    <style:style style:name="P6" style:family="paragraph" style:parent-style-name="Standard">
      <style:paragraph-properties fo:text-align="start" style:justify-single-word="false"/>
      <style:text-properties officeooo:rsid="00263f9c" officeooo:paragraph-rsid="00263f9c"/>
    </style:style>
    <style:style style:name="P7" style:family="paragraph" style:parent-style-name="Standard">
      <style:paragraph-properties fo:text-align="start" style:justify-single-word="false"/>
      <style:text-properties style:font-name="Consolas" fo:font-size="9pt" officeooo:rsid="00148695" officeooo:paragraph-rsid="00148695" style:font-name-asian="Consolas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pt" officeooo:rsid="00148695" officeooo:paragraph-rsid="00148695" style:font-name-asian="Consolas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2175" officeooo:paragraph-rsid="0006217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174d3" officeooo:paragraph-rsid="003174d3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officeooo:rsid="001bd864" officeooo:paragraph-rsid="001bd864"/>
    </style:style>
    <style:style style:name="P12" style:family="paragraph" style:parent-style-name="List_20_Paragraph" style:list-style-name="L2">
      <style:paragraph-properties fo:text-align="start" style:justify-single-word="false"/>
      <style:text-properties officeooo:rsid="001bd864" officeooo:paragraph-rsid="001bd864"/>
    </style:style>
    <style:style style:name="P13" style:family="paragraph" style:parent-style-name="List_20_Paragraph" style:list-style-name="L2">
      <style:paragraph-properties fo:text-align="start" style:justify-single-word="false"/>
      <style:text-properties officeooo:rsid="00346ed6" officeooo:paragraph-rsid="00346ed6"/>
    </style:style>
    <style:style style:name="P14" style:family="paragraph" style:parent-style-name="List_20_Paragraph" style:list-style-name="L2">
      <style:paragraph-properties fo:text-align="start" style:justify-single-word="false"/>
      <style:text-properties style:font-name="Times New Roman" fo:font-size="12pt" fo:font-style="normal" officeooo:rsid="0038fdc0" officeooo:paragraph-rsid="0038fdc0" style:font-size-asian="12pt" style:font-style-asian="normal" style:font-name-complex="Times New Roman1" style:font-size-complex="12pt" style:font-style-complex="normal"/>
    </style:style>
    <style:style style:name="P15" style:family="paragraph" style:parent-style-name="List_20_Paragraph" style:list-style-name="L2">
      <style:paragraph-properties fo:text-align="start" style:justify-single-word="false"/>
      <style:text-properties officeooo:rsid="00232ed4" officeooo:paragraph-rsid="00232ed4"/>
    </style:style>
    <style:style style:name="T1" style:family="text">
      <style:text-properties fo:font-weight="bold" officeooo:rsid="00065aa6" style:font-weight-asian="bold" style:font-weight-complex="bold"/>
    </style:style>
    <style:style style:name="T2" style:family="text">
      <style:text-properties fo:font-weight="bold" officeooo:rsid="000846c5" style:font-weight-asian="bold" style:font-weight-complex="bold"/>
    </style:style>
    <style:style style:name="T3" style:family="text">
      <style:text-properties fo:font-weight="bold" officeooo:rsid="0009826d" style:font-weight-asian="bold" style:font-weight-complex="bold"/>
    </style:style>
    <style:style style:name="T4" style:family="text">
      <style:text-properties fo:font-weight="bold" officeooo:rsid="000aff05" style:font-weight-asian="bold" style:font-weight-complex="bold"/>
    </style:style>
    <style:style style:name="T5" style:family="text">
      <style:text-properties fo:font-weight="bold" officeooo:rsid="00104182" style:font-weight-asian="bold" style:font-weight-complex="bold"/>
    </style:style>
    <style:style style:name="T6" style:family="text">
      <style:text-properties fo:font-weight="bold" officeooo:rsid="0011618e" style:font-weight-asian="bold" style:font-weight-complex="bold"/>
    </style:style>
    <style:style style:name="T7" style:family="text">
      <style:text-properties fo:font-weight="bold" officeooo:rsid="002145d4" style:font-weight-asian="bold" style:font-weight-complex="bold"/>
    </style:style>
    <style:style style:name="T8" style:family="text">
      <style:text-properties officeooo:rsid="000846c5"/>
    </style:style>
    <style:style style:name="T9" style:family="text">
      <style:text-properties fo:font-weight="normal" officeooo:rsid="000846c5" style:font-weight-asian="normal" style:font-weight-complex="normal"/>
    </style:style>
    <style:style style:name="T10" style:family="text">
      <style:text-properties fo:font-weight="normal" officeooo:rsid="00185e5b" style:font-weight-asian="normal" style:font-weight-complex="normal"/>
    </style:style>
    <style:style style:name="T11" style:family="text">
      <style:text-properties officeooo:rsid="000905e5"/>
    </style:style>
    <style:style style:name="T12" style:family="text">
      <style:text-properties style:font-name="Consolas" style:font-name-asian="Consolas"/>
    </style:style>
    <style:style style:name="T13" style:family="text">
      <style:text-properties style:font-name="Consolas" officeooo:rsid="0019363e" style:font-name-asian="Consolas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fd2af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6a66b" style:font-size-asian="12pt" style:font-name-complex="Times New Roman1" style:font-size-complex="12pt"/>
    </style:style>
    <style:style style:name="T1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8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9" style:family="text">
      <style:text-properties style:font-name="Times New Roman" fo:font-size="12pt" fo:font-style="italic" officeooo:rsid="001e0e97" style:font-size-asian="12pt" style:font-style-asian="italic" style:font-name-complex="Times New Roman1" style:font-size-complex="12pt" style:font-style-complex="italic"/>
    </style:style>
    <style:style style:name="T20" style:family="text">
      <style:text-properties style:font-name="Times New Roman" fo:font-size="12pt" fo:font-style="italic" officeooo:rsid="001fd2af" style:font-size-asian="12pt" style:font-style-asian="italic" style:font-name-complex="Times New Roman1" style:font-size-complex="12pt" style:font-style-complex="italic"/>
    </style:style>
    <style:style style:name="T21" style:family="text">
      <style:text-properties style:font-name="Times New Roman" fo:font-size="12pt" fo:font-style="italic" officeooo:rsid="003636a9" style:font-size-asian="12pt" style:font-style-asian="italic" style:font-name-complex="Times New Roman1" style:font-size-complex="12pt" style:font-style-complex="italic"/>
    </style:style>
    <style:style style:name="T22" style:family="text">
      <style:text-properties style:font-name="Times New Roman" fo:font-size="12pt" fo:font-style="italic" officeooo:rsid="0036a66b" style:font-size-asian="12pt" style:font-style-asian="italic" style:font-name-complex="Times New Roman1" style:font-size-complex="12pt" style:font-style-complex="italic"/>
    </style:style>
    <style:style style:name="T23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24" style:family="text">
      <style:text-properties style:font-name="Times New Roman" fo:font-size="12pt" fo:font-style="normal" officeooo:rsid="001fd2af" style:font-size-asian="12pt" style:font-style-asian="normal" style:font-name-complex="Times New Roman1" style:font-size-complex="12pt" style:font-style-complex="normal"/>
    </style:style>
    <style:style style:name="T25" style:family="text">
      <style:text-properties style:font-name="Times New Roman" fo:font-size="12pt" fo:font-style="normal" officeooo:rsid="002c91cb" style:font-size-asian="12pt" style:font-style-asian="normal" style:font-name-complex="Times New Roman1" style:font-size-complex="12pt" style:font-style-complex="normal"/>
    </style:style>
    <style:style style:name="T2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fe56e" style:font-style-asian="normal" style:font-style-complex="normal"/>
    </style:style>
    <style:style style:name="T29" style:family="text">
      <style:text-properties fo:font-style="normal" officeooo:rsid="00320e48" style:font-style-asian="normal" style:font-style-complex="normal"/>
    </style:style>
    <style:style style:name="T30" style:family="text">
      <style:text-properties fo:font-style="normal" officeooo:rsid="003212e3" style:font-style-asian="normal" style:font-style-complex="normal"/>
    </style:style>
    <style:style style:name="T31" style:family="text">
      <style:text-properties fo:font-style="normal" officeooo:rsid="003af719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3ec605"/>
    </style:style>
    <style:style style:name="T34" style:family="text">
      <style:text-properties officeooo:rsid="003fa9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3 Worksheet</text:p>
      <text:p text:style-name="P1"/>
      <text:list xml:id="list2955380885043547378" text:style-name="L1">
        <text:list-item>
          <text:p text:style-name="P9">Assume you are working on a calendar application <text:span text:style-name="T8">that works </text:span><text:span text:style-name="T9">from </text:span><text:span text:style-name="T10">year</text:span><text:span text:style-name="T9"> </text:span><text:span text:style-name="T2">1970</text:span><text:span text:style-name="T9"> and above</text:span> with a software team and created the following <text:span text:style-name="T8">function</text:span> for validating an inputted date. You've realized that the code looks rather <text:span text:style-name="T11">hard to read and doesn't display errors</text:span>, and would prefer to re<text:span text:style-name="T33">factor</text:span> it before showing the rest of your team. <text:span text:style-name="T1">In pseudo-code, </text:span><text:span text:style-name="T7">code comments, or</text:span><text:span text:style-name="T3"> </text:span><text:span text:style-name="T6">jotted </text:span><text:span text:style-name="T4">notes</text:span><text:span text:style-name="T1">, explain how you would rewrite the following code segment </text:span><text:span text:style-name="T5">to improve its cleanliness and readability</text:span><text:span text:style-name="T1">.</text:span></text:p>
        </text:list-item>
      </text:list>
      <text:p text:style-name="P7"/>
      <text:p text:style-name="P8">/*</text:p>
      <text:p text:style-name="P8">** <text:s/>verifyDateInput:</text:p>
      <text:p text:style-name="P8">** <text:s text:c="3"/>To verify the date from the user is valid (bool returned determines value)</text:p>
      <text:p text:style-name="P8">*/</text:p>
      <text:p text:style-name="P8"/>
      <text:p text:style-name="P8">bool verifyDateInput(int mm, int dd, int yyyy) </text:p>
      <text:p text:style-name="P8">{</text:p>
      <text:p text:style-name="P8"><text:s text:c="2"/>if ( !(yyyy &gt;= 1970) ) </text:p>
      <text:p text:style-name="P8"><text:s text:c="2"/>{</text:p>
      <text:p text:style-name="P8"/>
      <text:p text:style-name="P8"><text:s text:c="4"/>return false;</text:p>
      <text:p text:style-name="P8"><text:s text:c="2"/>}</text:p>
      <text:p text:style-name="P8"><text:s text:c="2"/></text:p>
      <text:p text:style-name="P8"><text:s text:c="2"/>if(1 == mm || 3 == mm || 5 == mm || 7 == mm || 8 == mm || 10 == mm ||12 == mm) </text:p>
      <text:p text:style-name="P8"><text:s text:c="2"/>{</text:p>
      <text:p text:style-name="P8"><text:s text:c="4"/>if ( 1 &gt; dd || 31 &lt; dd ) </text:p>
      <text:p text:style-name="P8"><text:s text:c="4"/>{</text:p>
      <text:p text:style-name="P8"/>
      <text:p text:style-name="P8"><text:s text:c="6"/>return false;</text:p>
      <text:p text:style-name="P8"><text:s text:c="4"/>}</text:p>
      <text:p text:style-name="P8"><text:s text:c="2"/>} <text:s/></text:p>
      <text:p text:style-name="P8"><text:s text:c="2"/>else if (4 == mm || 6 == mm || 9 == mm || 11 == mm) </text:p>
      <text:p text:style-name="P8"><text:s text:c="2"/>{</text:p>
      <text:p text:style-name="P8"><text:s text:c="4"/>if (1 &gt; dd || 30 &lt; dd) <text:s/></text:p>
      <text:p text:style-name="P8"><text:s text:c="4"/>{ </text:p>
      <text:p text:style-name="P8"/>
      <text:p text:style-name="P8"><text:s text:c="6"/>return false;</text:p>
      <text:p text:style-name="P8"><text:s text:c="4"/>}</text:p>
      <text:p text:style-name="P8"><text:s text:c="2"/>}</text:p>
      <text:p text:style-name="P8"><text:s text:c="2"/>else if ( 2 == mm ) </text:p>
      <text:p text:style-name="P8"><text:s text:c="2"/>{ </text:p>
      <text:p text:style-name="P2"><text:span text:style-name="T12"><text:s text:c="4"/>if (29 == dd &amp;&amp; !((yyyy % 400 == 0) || (yyyy % 4 == 0 &amp;&amp; yyyy % 100 != 0)</text:span><text:span text:style-name="T13">)</text:span><text:span text:style-name="T12">) <text:s/></text:span></text:p>
      <text:p text:style-name="P8"><text:s text:c="4"/>{ </text:p>
      <text:p text:style-name="P8"/>
      <text:p text:style-name="P8"><text:s text:c="6"/>return false;</text:p>
      <text:p text:style-name="P8"><text:s text:c="4"/>}</text:p>
      <text:p text:style-name="P8"><text:s text:c="4"/>else if (<text:span text:style-name="T34">(</text:span>1 &gt; dd || 28 &lt; dd<text:span text:style-name="T34">) &amp;&amp; dd != 29</text:span>) </text:p>
      <text:p text:style-name="P8"><text:s text:c="4"/>{</text:p>
      <text:p text:style-name="P8"/>
      <text:p text:style-name="P8"><text:s text:c="6"/>return false;</text:p>
      <text:p text:style-name="P8"><text:s text:c="4"/>} </text:p>
      <text:p text:style-name="P8"><text:s text:c="2"/>}</text:p>
      <text:p text:style-name="P8"><text:s text:c="2"/>else {</text:p>
      <text:p text:style-name="P8"/>
      <text:p text:style-name="P8"><text:s text:c="4"/>return false;</text:p>
      <text:p text:style-name="P8"><text:s text:c="2"/>}</text:p>
      <text:p text:style-name="P8"/>
      <text:p text:style-name="P8"/>
      <text:p text:style-name="P8"><text:s text:c="2"/>return true;</text:p>
      <text:p text:style-name="P8">}</text:p>
      <text:p text:style-name="P7"/>
      <text:p text:style-name="P4"><text:soft-page-break/></text:p>
      <text:list xml:id="list165248153637873" text:continue-numbering="true" text:style-name="L1">
        <text:list-item>
          <text:p text:style-name="P11">Write a function that, given a string, outputs (to console) whether or not it is a palindrome.</text:p>
        </text:list-item>
      </text:list>
      <text:p text:style-name="P4"/>
      <text:p text:style-name="P4"><text:tab/><text:span text:style-name="T32">Some notes before working on this:</text:span></text:p>
      <text:list xml:id="list8247584965607782819" text:style-name="L2">
        <text:list-item>
          <text:p text:style-name="P12"><text:span text:style-name="T14">A palindrome is a word or phrase that looks the same when written backwards. </text:span><text:span text:style-name="T21">Ra</text:span><text:span text:style-name="T17">cecar</text:span><text:span text:style-name="T14">, </text:span><text:span text:style-name="T17">a but tuba</text:span><text:span text:style-name="T14">, and </text:span><text:span text:style-name="T17">b</text:span><text:span text:style-name="T14"> are palindromes, but </text:span><text:span text:style-name="T17">palindrome</text:span><text:span text:style-name="T14"> and </text:span><text:span text:style-name="T17">computer</text:span><text:span text:style-name="T14"> are not.</text:span></text:p>
        </text:list-item>
        <text:list-item>
          <text:p text:style-name="P12"><text:span text:style-name="T14">Assume </text:span><text:span text:style-name="T18">using </text:span><text:span text:style-name="T19">namespace std; </text:span><text:span text:style-name="T23">is noted before the definition of this function</text:span></text:p>
        </text:list-item>
        <text:list-item>
          <text:p text:style-name="P12"><text:span text:style-name="T14">A string's characters can be accessed by subscript </text:span><text:span text:style-name="T15">(like an array). For instance, to access the </text:span><text:span text:style-name="T16">second</text:span><text:span text:style-name="T15"> letter of a string called </text:span><text:span text:style-name="T20">str</text:span><text:span text:style-name="T24"> would be </text:span><text:span text:style-name="T20">str[</text:span><text:span text:style-name="T22">1</text:span><text:span text:style-name="T20">]</text:span><text:span text:style-name="T24">.</text:span></text:p>
        </text:list-item>
        <text:list-item>
          <text:p text:style-name="P13"><text:span text:style-name="T25">Y</text:span><text:span text:style-name="T23">ou might want to format the string before checking if it is a palindrome.</text:span></text:p>
        </text:list-item>
        <text:list-item>
          <text:p text:style-name="P14">You can make any number of extra functions to complete this problem.</text:p>
        </text:list-item>
        <text:list-item>
          <text:p text:style-name="P15"><text:span text:style-name="T14">The function is </text:span><text:span text:style-name="T26">only</text:span><text:span text:style-name="T14"> outputting whether or not the word is a palindrome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5247979139327" text:continue-list="list165248153637873" text:style-name="L1">
        <text:list-item>
          <text:p text:style-name="P10"><text:span text:style-name="T28">E</text:span><text:span text:style-name="T27">xplain the differen</text:span><text:span text:style-name="T31">ce</text:span><text:span text:style-name="T27"> between implicit and explicit type conversion, and give </text:span><text:span text:style-name="T30">two </text:span><text:span text:style-name="T29">example scenarios of when you would </text:span><text:span text:style-name="T30">perform type conversion</text:span><text:span text:style-name="T2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2:40:05.193000000</meta:creation-date>
    <dc:date>2015-09-11T16:52:46.816000000</dc:date>
    <meta:editing-duration>PT1H26M2S</meta:editing-duration>
    <meta:editing-cycles>50</meta:editing-cycles>
    <meta:generator>LibreOffice/5.0.1.2$Windows_x86 LibreOffice_project/81898c9f5c0d43f3473ba111d7b351050be20261</meta:generator>
    <meta:document-statistic meta:table-count="0" meta:image-count="0" meta:object-count="0" meta:page-count="3" meta:paragraph-count="52" meta:word-count="410" meta:character-count="2106" meta:non-whitespace-character-count="1621"/>
  </office:meta>
</office:document-meta>
</file>